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 svg:font-family="C"/>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list-style-name="L1">
      <style:text-properties fo:font-size="14pt" style:text-underline-style="solid" style:text-underline-width="auto" style:text-underline-color="font-color" style:font-size-asian="14pt" style:font-size-complex="14pt"/>
    </style:style>
    <style:style style:name="P5" style:family="paragraph" style:parent-style-name="Standard" style:list-style-name="L2">
      <style:text-properties fo:font-size="14pt" style:text-underline-style="solid" style:text-underline-width="auto" style:text-underline-color="font-color" style:font-size-asian="14pt" style:font-size-complex="14pt"/>
    </style:style>
    <style:style style:name="P6" style:family="paragraph" style:parent-style-name="Standard" style:list-style-name="L3">
      <style:text-properties fo:font-size="14pt" style:text-underline-style="solid" style:text-underline-width="auto" style:text-underline-color="font-color" style:font-size-asian="14pt" style:font-size-complex="14pt"/>
    </style:style>
    <style:style style:name="P7" style:family="paragraph" style:parent-style-name="Standard">
      <style:text-properties fo:font-size="14pt" style:text-underline-style="none" style:font-size-asian="14pt" style:font-size-complex="14pt"/>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style:text-underline-style="none" style:font-size-asian="12pt" style:font-size-complex="12pt"/>
    </style:style>
    <style:style style:name="P10" style:family="paragraph" style:parent-style-name="Preformatted_20_Text">
      <style:text-properties fo:font-size="10.5pt" style:font-size-asian="10.5pt" style:font-size-complex="10.5pt"/>
    </style:style>
    <style:style style:name="P11" style:family="paragraph" style:parent-style-name="Preformatted_20_Text">
      <style:paragraph-properties fo:margin-left="0cm" fo:margin-right="0cm" fo:margin-top="0cm" fo:margin-bottom="0.499cm" fo:text-indent="0cm" style:auto-text-indent="false"/>
    </style:style>
    <style:style style:name="P12" style:family="paragraph" style:parent-style-name="Preformatted_20_Text">
      <style:paragraph-properties fo:margin-left="0cm" fo:margin-right="0cm" fo:margin-top="0cm" fo:margin-bottom="0cm" fo:text-indent="0cm" style:auto-text-indent="false"/>
    </style:style>
    <style:style style:name="P13" style:family="paragraph" style:parent-style-name="Preformatted_20_Text">
      <style:paragraph-properties fo:margin-left="0cm" fo:margin-right="0cm" fo:margin-top="0cm" fo:margin-bottom="0cm" fo:text-indent="0cm" style:auto-text-indent="false"/>
      <style:text-properties fo:font-size="10.5pt" style:font-size-asian="10.5pt" style:font-size-complex="10.5pt"/>
    </style:style>
    <style:style style:name="P14" style:family="paragraph" style:parent-style-name="Preformatted_20_Text">
      <style:paragraph-properties fo:margin-left="0cm" fo:margin-right="0cm" fo:margin-top="0cm" fo:margin-bottom="0cm" fo:text-indent="0cm" style:auto-text-indent="false"/>
      <style:text-properties style:font-name="Times New Roman" fo:font-size="12pt" style:font-size-asian="12pt" style:font-size-complex="12pt"/>
    </style:style>
    <style:style style:name="P15" style:family="paragraph" style:parent-style-name="Preformatted_20_Text">
      <style:paragraph-properties fo:margin-left="0cm" fo:margin-right="0cm" fo:margin-top="0cm" fo:margin-bottom="0cm" fo:text-indent="0cm" style:auto-text-indent="false">
        <style:tab-stops>
          <style:tab-stop style:position="16.593cm"/>
        </style:tab-stops>
      </style:paragraph-properties>
      <style:text-properties style:font-name="Times New Roman" fo:font-size="12pt" style:font-size-asian="12pt" style:font-size-complex="12pt"/>
    </style:style>
    <style:style style:name="P16" style:family="paragraph" style:parent-style-name="Preformatted_20_Text">
      <style:paragraph-properties fo:margin-left="0cm" fo:margin-right="0cm" fo:margin-top="0cm" fo:margin-bottom="0cm" fo:text-indent="0cm" style:auto-text-indent="false"/>
      <style:text-properties style:font-name="Courier New" fo:font-size="10.5pt" style:font-size-asian="10.5pt" style:font-size-complex="10.5pt"/>
    </style:style>
    <style:style style:name="P17" style:family="paragraph" style:parent-style-name="Preformatted_20_Text">
      <style:paragraph-properties fo:margin-left="0cm" fo:margin-right="0cm" fo:margin-top="0cm" fo:margin-bottom="0cm" fo:text-indent="0cm" style:auto-text-indent="false">
        <style:tab-stops>
          <style:tab-stop style:position="16.593cm"/>
        </style:tab-stops>
      </style:paragraph-properties>
      <style:text-properties style:font-name="Courier New" fo:font-size="10pt" style:font-size-asian="10pt" style:font-size-complex="10pt"/>
    </style:style>
    <style:style style:name="P18" style:family="paragraph" style:parent-style-name="Preformatted_20_Text">
      <style:paragraph-properties fo:margin-left="0cm" fo:margin-right="0cm" fo:margin-top="0cm" fo:margin-bottom="0cm" fo:text-indent="0cm" style:auto-text-indent="false">
        <style:tab-stops>
          <style:tab-stop style:position="16.593cm"/>
        </style:tab-stops>
      </style:paragraph-properties>
    </style:style>
    <style:style style:name="P19" style:family="paragraph" style:parent-style-name="Preformatted_20_Text">
      <style:paragraph-properties fo:margin-left="0cm" fo:margin-right="0cm" fo:margin-top="0cm" fo:margin-bottom="0cm" fo:text-indent="0cm" style:auto-text-indent="false">
        <style:tab-stops>
          <style:tab-stop style:position="16.593cm"/>
        </style:tab-stops>
      </style:paragraph-properties>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color="#800080"/>
    </style:style>
    <style:style style:name="T5" style:family="text">
      <style:text-properties fo:color="#800080" fo:font-size="12pt" style:text-underline-style="none" style:font-size-asian="12pt" style:font-size-complex="12pt"/>
    </style:style>
    <style:style style:name="T6" style:family="text">
      <style:text-properties fo:color="#800080" style:font-name="Courier New" fo:font-size="10pt" style:font-size-asian="10pt" style:font-size-complex="10pt"/>
    </style:style>
    <style:style style:name="T7" style:family="text">
      <style:text-properties fo:color="#c0c0c0"/>
    </style:style>
    <style:style style:name="T8" style:family="text">
      <style:text-properties fo:color="#c0c0c0" style:text-underline-style="none"/>
    </style:style>
    <style:style style:name="T9" style:family="text">
      <style:text-properties fo:color="#c0c0c0" style:font-name="Courier New" fo:font-size="10pt" style:font-size-asian="10pt" style:font-size-complex="10pt"/>
    </style:style>
    <style:style style:name="T10" style:family="text">
      <style:text-properties fo:color="#800000"/>
    </style:style>
    <style:style style:name="T11" style:family="text">
      <style:text-properties fo:color="#808000"/>
    </style:style>
    <style:style style:name="T12" style:family="text">
      <style:text-properties fo:color="#808000" style:text-underline-style="none"/>
    </style:style>
    <style:style style:name="T13" style:family="text">
      <style:text-properties fo:color="#808000" style:font-name="Courier New" fo:font-size="10pt" style:font-size-asian="10pt" style:font-size-complex="10pt"/>
    </style:style>
    <style:style style:name="T14" style:family="text">
      <style:text-properties fo:color="#000080"/>
    </style:style>
    <style:style style:name="T15" style:family="text">
      <style:text-properties fo:color="#000080" style:text-underline-style="none"/>
    </style:style>
    <style:style style:name="T16" style:family="text">
      <style:text-properties style:font-name="Times New Roman" fo:font-size="12pt" style:font-size-asian="12pt" style:font-size-complex="12pt"/>
    </style:style>
    <style:style style:name="T17" style:family="text">
      <style:text-properties fo:color="#1c1c1c"/>
    </style:style>
    <style:style style:name="T18" style:family="text">
      <style:text-properties fo:color="#1c1c1c" style:font-name="Times New Roman" fo:font-size="12pt" style:font-size-asian="12pt" style:font-size-complex="12pt"/>
    </style:style>
    <style:style style:name="T19" style:family="text">
      <style:text-properties fo:color="#1c1c1c" style:font-name="Courier New" fo:font-size="10pt" style:font-size-asian="10pt" style:font-size-complex="10pt"/>
    </style:style>
    <style:style style:name="T20" style:family="text">
      <style:text-properties fo:color="#000000"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RAPPORT DU PROJET : « JEU DE TANKS »</text:p>
      <text:p text:style-name="P1"/>
      <text:p text:style-name="P2">JOULIN Maxence</text:p>
      <text:p text:style-name="P2">DE SOUSA VIOLANTE Madeleine</text:p>
      <text:p text:style-name="P2"/>
      <text:p text:style-name="P2"/>
      <text:p text:style-name="P2"/>
      <text:p text:style-name="P2"/>
      <text:list xml:id="list3058089619475311715" text:style-name="L1">
        <text:list-item>
          <text:p text:style-name="P4">Déroulement du jeu et explication du menu</text:p>
        </text:list-item>
      </text:list>
      <text:p text:style-name="P7"><text:tab/></text:p>
      <text:p text:style-name="P7"><text:span text:style-name="T2"><text:tab/>Tout d'abord, le joueur arrive sur le menu principal. Il a le choix entre « 1 joueur » (contre l'IA) et « 2 joueurs » (contre un autre joueur).</text:span></text:p>
      <text:p text:style-name="P9"><text:tab/>Le jeu se déroule en tour par tour. Chaque tours, le tank peut avancer (avec les flèches), et/ou tirer un obus (avec les curseurs sur la droite). Ses points de mouvements sont affichés sur la droite, ainsi que le nombre de tours qui se sont déroulés jusqu'ici. Quand il a fini tous ses mouvements, le joueur doit cliquer sur « Changer de tour » pour que le joueur suivant puisse jouer. Il peut aussi quitter la partie en cours.</text:p>
      <text:p text:style-name="P9"/>
      <text:p text:style-name="P9"/>
      <text:list xml:id="list1823345190931650477" text:style-name="L2">
        <text:list-item>
          <text:p text:style-name="P5">La classe principale du jeu : « game »</text:p>
        </text:list-item>
      </text:list>
      <text:p text:style-name="P3"/>
      <text:p text:style-name="P9"/>
      <text:p text:style-name="P9"/>
      <text:list xml:id="list3038891848350975329" text:style-name="L3">
        <text:list-item>
          <text:p text:style-name="P6">Les autres classes du jeu</text:p>
        </text:list-item>
      </text:list>
      <text:p text:style-name="P3"/>
      <text:p text:style-name="P9">a)La classe « terrain »</text:p>
      <text:p text:style-name="P9"/>
      <text:p text:style-name="Standard"><text:span text:style-name="T3">La classe terrain est composé d'un constructeur </text:span><text:span text:style-name="T5">terrain</text:span><text:span text:style-name="T3">() et d'une liste d'obstacle </text:span><text:span text:style-name="T4">QList</text:span>&lt;<text:span text:style-name="T4">obstacle</text:span><text:span text:style-name="T7"> </text:span>*&gt;<text:span text:style-name="T7"> </text:span><text:span text:style-name="T10">ob</text:span><text:span text:style-name="T3">. Cette liste va garder en mémoire tous les obstacles qui auront été créé dans le terrain.</text:span></text:p>
      <text:p text:style-name="Standard"><text:span text:style-name="T3"/></text:p>
      <text:p text:style-name="P10"><text:span text:style-name="T12">int</text:span><text:span text:style-name="T8"> </text:span><text:span text:style-name="T1">taille_terrain_L</text:span><text:span text:style-name="T8"> </text:span><text:span text:style-name="T1">=</text:span><text:span text:style-name="T8"> </text:span><text:span text:style-name="T1">(</text:span><text:span text:style-name="T15">L</text:span><text:span text:style-name="T1">-(</text:span><text:span text:style-name="T15">L</text:span><text:span text:style-name="T1">/</text:span><text:span text:style-name="T15">10</text:span><text:span text:style-name="T1">*</text:span><text:span text:style-name="T15">2</text:span><text:span text:style-name="T1">)-</text:span><text:span text:style-name="T15">25</text:span><text:span text:style-name="T1">);</text:span></text:p>
      <text:p text:style-name="P13"><text:span text:style-name="T11">int</text:span><text:span text:style-name="T7"> </text:span>taille_terrain_C<text:span text:style-name="T7"> </text:span>=<text:span text:style-name="T7"> </text:span><text:span text:style-name="T14">C</text:span>-<text:span text:style-name="T14">25</text:span>;</text:p>
      <text:p text:style-name="P13"/>
      <text:p text:style-name="P14">Comme le terrain de jeu n'est pas la taille de la fenêtre (à cause du menu sur la droite), on redéfini ici la taille du terrain.</text:p>
      <text:p text:style-name="P14"/>
      <text:p text:style-name="P14">Les obstacles (arbres, eau, roche, crevasse) sont générés aléatoirement sur le terrain. On choisit un nombre aléatoire pour savoir combien il y aura d'obstacles de chaque types, et ensuite on les ajoutes à la liste. </text:p>
      <text:p text:style-name="P14"/>
      <text:p text:style-name="P16"><text:span text:style-name="T10">ob</text:span>[i]-&gt;setX(rand()<text:span text:style-name="T7"> </text:span>%taille_terrain_L<text:span text:style-name="T7"> </text:span>);</text:p>
      <text:p text:style-name="P14">On ajoute dans la liste l'obstacle, et on lui ajoute aussi sa position x et y, défini aléatoirement.</text:p>
      <text:p text:style-name="P16"/>
      <text:p text:style-name="P16"><text:span text:style-name="T11">for</text:span><text:span text:style-name="T7"> </text:span>(<text:span text:style-name="T11">int</text:span><text:span text:style-name="T7"> </text:span>j=<text:span text:style-name="T14">0</text:span>;<text:span text:style-name="T7"> </text:span>j&lt;<text:span text:style-name="T10">ob</text:span>.length()-<text:span text:style-name="T14">1</text:span>;<text:span text:style-name="T7"> </text:span>j++)<text:span text:style-name="T7"> </text:span>{</text:p>
      <text:p text:style-name="P12"><text:span text:style-name="T7"><text:s text:c="16"/></text:span><text:span text:style-name="T11">while</text:span><text:span text:style-name="T7"> </text:span>(<text:span text:style-name="T7"> </text:span>(<text:span text:style-name="T10">ob</text:span>[j]-&gt;get_pos_x()==<text:span text:style-name="T10">ob</text:span>[i]-&gt;get_pos_x()<text:span text:style-name="T7"> </text:span>)<text:span text:style-name="T7"> </text:span>&amp;&amp;<text:span text:style-name="T7"> </text:span>(<text:span text:style-name="T10">ob</text:span>[j]-&gt;get_pos_y()==<text:span text:style-name="T10">ob</text:span>[i]-&gt;get_pos_y()<text:span text:style-name="T7"> </text:span>)){</text:p>
      <text:p text:style-name="P12"><text:span text:style-name="T7"><text:s text:c="20"/></text:span>srand(time(<text:span text:style-name="T14">NULL</text:span>));</text:p>
      <text:p text:style-name="P12"><text:span text:style-name="T7"><text:s text:c="18"/></text:span><text:span text:style-name="T10">ob</text:span>[i]-&gt;setX(rand()<text:span text:style-name="T7"> </text:span>%taille_terrain_L<text:span text:style-name="T7"> </text:span>);</text:p>
      <text:p text:style-name="P12"><text:span text:style-name="T7"><text:s text:c="18"/></text:span><text:span text:style-name="T10">ob</text:span>[i]-&gt;setY(rand()<text:span text:style-name="T7"> </text:span>%taille_terrain_C);</text:p>
      <text:p text:style-name="P11"><text:span text:style-name="T7"><text:s text:c="16"/></text:span>}</text:p>
      <text:p text:style-name="P12"><text:span text:style-name="T7"><text:s text:c="10"/></text:span>}</text:p>
      <text:p text:style-name="P14"><text:soft-page-break/>Comme les positions des obstacles sont données aléatoirement, on doit vérifier que 2 obstacles ne soient pas au même endroit (ils peuvent quand même se chevaucher). Donc cette boucle va vérifier dans la liste à chaque nouvel élément qu'on ajoute à notre liste.</text:p>
      <text:p text:style-name="P14">Et on recommence pour chaque type d'obstacles.</text:p>
      <text:p text:style-name="P14"/>
      <text:p text:style-name="P14">b)La classe « obstacle »</text:p>
      <text:p text:style-name="P14"/>
      <text:p text:style-name="P12"><text:span text:style-name="T16">La classe obstacle est la classe mère de tous les types d'obstacles : ils vont tous hériter d'elle. Un obstacle est composé de : </text:span><text:span text:style-name="T11">int</text:span><text:span text:style-name="T7"> </text:span><text:span text:style-name="T10">resistance</text:span>;<text:span text:style-name="T7"> </text:span><text:span text:style-name="T11">int</text:span><text:span text:style-name="T7"> </text:span><text:span text:style-name="T10">type</text:span>;<text:span text:style-name="T7"> </text:span><text:span text:style-name="T4">QPixmap</text:span><text:span text:style-name="T7"> </text:span>*<text:span text:style-name="T10">dessin</text:span>;<text:span text:style-name="T7"> </text:span><text:span text:style-name="T4">QPoint</text:span><text:span text:style-name="T7"> </text:span><text:span text:style-name="T10">position</text:span>;</text:p>
      <text:p text:style-name="P14">La résistance est son degrés de résistance comme écrit dans l'énoncé, le type est le type d'obstacle (eau/crevasse etc), le Qpixmap dessin permet de garder en mémoire l'adresse de l'image de l'obstacle, et le Qpoint position est sa position.</text:p>
      <text:p text:style-name="P14">La classe obstacle est accompagnée de tous ses getters et ses setters.</text:p>
      <text:p text:style-name="P14"/>
      <text:p text:style-name="P14">c) Les classes « arbres » « eau » « crevasse » et « roche »</text:p>
      <text:p text:style-name="P14"/>
      <text:p text:style-name="P14">Comme dit précédemment, ils héritent d' « obstacle ». Dans le constructeur, on initialise son type, sa résistance et son dessin (qui est dans les fichiers ressources). Sa position sera initialisé dans « terrain ».</text:p>
      <text:p text:style-name="P14"/>
      <text:p text:style-name="P14">d)La classe « mafenêtre »</text:p>
      <text:p text:style-name="P14"/>
      <text:p text:style-name="P18"><text:span text:style-name="T16">La classe « mafenêtre » permet de créer la fenêtre de base quand on lance le jeu (c'est-à-dire le choix de 1 ou 2 joueurs). Cette classe est composé de la macro </text:span><text:span text:style-name="T14">Q_OBJECT </text:span><text:span text:style-name="T18">qui permet de créer ensuite des slots et des signals, un constructeur </text:span><text:span text:style-name="T6">MaFenetre</text:span><text:span text:style-name="T19">()</text:span><text:span text:style-name="T18">, une méthode slot </text:span><text:span text:style-name="T13">void</text:span><text:span text:style-name="T9"> </text:span><text:span text:style-name="T19">createGame() </text:span><text:span text:style-name="T18">ainsi que 3 boutons et un layout mit en privé.</text:span></text:p>
      <text:p text:style-name="P18"><text:span text:style-name="T18"/></text:p>
      <text:p text:style-name="P18"><text:span text:style-name="T18">Quand on crée la fenêtre, on choisit tout d'abord sa taille et on créer les boutons avec un message à l'intérieur. </text:span></text:p>
      <text:p text:style-name="P18"><text:span text:style-name="T18">Ensuite, on crée un layout (classe abstraite qui permet d'organiser les boutons). On ajoute les boutons au layout, et on ajoute le layout à la fenêtre. Enfin, on connecte les boutons avec le jeu. </text:span></text:p>
      <text:p text:style-name="P17"><text:span text:style-name="T4">QObject</text:span><text:span text:style-name="T17">::connect(</text:span><text:span text:style-name="T10">bouton1</text:span><text:span text:style-name="T17">,</text:span><text:span text:style-name="T7"> </text:span><text:span text:style-name="T11">SIGNAL</text:span><text:span text:style-name="T17">(clicked()),</text:span><text:span text:style-name="T7"> </text:span><text:span text:style-name="T11">this</text:span><text:span text:style-name="T17">,</text:span><text:span text:style-name="T7"> </text:span><text:span text:style-name="T11">SLOT</text:span><text:span text:style-name="T17">(createGame()))</text:span><text:span text:style-name="T7"> </text:span><text:span text:style-name="T17">;</text:span></text:p>
      <text:p text:style-name="P17"><text:span text:style-name="T17"/></text:p>
      <text:p text:style-name="P15"><text:span text:style-name="T17">Ici, on dit que le signal est « quelqu'un appuie sur le bouton », et la réponse est « creategame() ». Donc quand l'utilisateur appuiera sur le bouton, on lancera la méthode « creategame() ».</text:span></text:p>
      <text:p text:style-name="P18"><text:span text:style-name="T18">Enfin, on affiche la fenêtre avec </text:span><text:span text:style-name="T11">this</text:span><text:span text:style-name="T17">-&gt;show();</text:span></text:p>
      <text:p text:style-name="P18"><text:span text:style-name="T17"/></text:p>
      <text:p text:style-name="P18"><text:span text:style-name="T18">La méthode creategame() construit un objet game de type Game. On l'ajoute au layout et on cache tous les boutons que l'on avait crée juste avant (on ne change pas de fenêtre, on reste toujours sur la même). Et pour finir, on change la taille de la fenêtre avec </text:span><text:span text:style-name="T20">sizeHint</text:span><text:span text:style-name="T17">()</text:span><text:span text:style-name="T18">qui est une méthode de Qwidget et qui choisit une taille adéquate pour la fenêtre (ici, elle aura la taille de la scène de Game).</text:span></text:p>
      <text:p text:style-name="P15"><text:span text:style-name="T17"/></text:p>
      <text:p text:style-name="P18"><text:span text:style-name="T18"/></text:p>
      <text:p text:style-name="P18"><text:span text:style-name="T18"/></text:p>
      <text:p text:style-name="P18"><text:span text:style-name="T18"/></text:p>
      <text:p text:style-name="P14"><text:s/></text:p>
      <text:p text:style-name="P14"/>
      <text:p text:style-name="P16"/>
      <text:p text:style-name="P16"/>
      <text:p text:style-name="P14"/>
      <text:p text:style-name="P14"/>
      <text:p text:style-name="P14"/>
      <text:p text:style-name="Standard"><text:soft-page-break/><text:span text:style-name="T3"/></text:p>
      <text:p text:style-name="P2"/>
      <text:p text:style-name="P2"/>
      <text:p text:style-name="P8"/>
      <text:p text:style-name="P2"/>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 svg:font-family="C"/>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8T17:59:09.94</meta:creation-date>
    <dc:date>2017-01-08T19:35:17.30</dc:date>
    <meta:editing-duration>PT19M54S</meta:editing-duration>
    <meta:editing-cycles>2</meta:editing-cycles>
    <meta:generator>OpenOffice/4.1.2$Win32 OpenOffice.org_project/412m3$Build-9782</meta:generator>
    <meta:document-statistic meta:table-count="0" meta:image-count="0" meta:object-count="0" meta:page-count="3" meta:paragraph-count="41" meta:word-count="725" meta:character-count="4338"/>
  </office:meta>
</office:document-meta>
</file>